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3.94pt"/>
    </style:style>
    <style:style style:name="co2" style:family="table-column">
      <style:table-column-properties fo:break-before="auto" style:column-width="156.95pt"/>
    </style:style>
    <style:style style:name="co3" style:family="table-column">
      <style:table-column-properties fo:break-before="auto" style:column-width="283.55pt"/>
    </style:style>
    <style:style style:name="co4" style:family="table-column">
      <style:table-column-properties fo:break-before="auto" style:column-width="160.81pt"/>
    </style:style>
    <style:style style:name="co5" style:family="table-column">
      <style:table-column-properties fo:break-before="auto" style:column-width="200.1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231.05pt"/>
    </style:style>
    <style:style style:name="co8" style:family="table-column">
      <style:table-column-properties fo:break-before="auto" style:column-width="212.5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fo:font-style="normal" style:font-style-asian="normal" style:font-style-complex="normal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eeeee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3.06pt" svg:height="412.58pt" svg:x="731.88pt" svg:y="322.27pt">
            <loext:p draw:notify-on-update-of-ranges="Sheet1.A7:Sheet1.A7 Sheet1.B7:Sheet1.I7 Sheet1.B3:Sheet1.I3 Sheet1.A9:Sheet1.A9 Sheet1.B9:Sheet1.I9 Sheet1.B3:Sheet1.I3 Sheet1.B20:Sheet1.H20 Sheet1.A17:Sheet1.A17 Sheet1.B21:Sheet1.H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73.06pt" svg:height="408.08pt" svg:x="41.36pt" svg:y="313.99pt">
            <loext:p draw:notify-on-update-of-ranges="Sheet1.A12:Sheet1.A12 Sheet1.B12:Sheet1.I12 Sheet1.B3:Sheet1.I3 Sheet1.A15:Sheet1.A15 Sheet1.B15:Sheet1.I15 Sheet1.B3:Sheet1.I3 Sheet1.A17:Sheet1.A17 Sheet1.B22:Sheet1.H22 Sheet1.B20:Sheet1.H20 Sheet1.A13:Sheet1.A13 Sheet1.B13:Sheet1.I13 Sheet1.B3:Sheet1.I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mzML to mzTree, mz5</text:p>
          </table:table-cell>
          <table:table-cell table:style-name="ce6" table:number-columns-repeated="8"/>
          <table:table-cell table:number-columns-repeated="1015"/>
        </table:table-row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# Points</text:p>
          </table:table-cell>
          <table:table-cell table:style-name="ce7" office:value-type="float" office:value="8472199" calcext:value-type="float">
            <text:p>8472199</text:p>
          </table:table-cell>
          <table:table-cell table:style-name="ce7" office:value-type="float" office:value="31072232" calcext:value-type="float">
            <text:p>31072232</text:p>
          </table:table-cell>
          <table:table-cell table:style-name="ce7" office:value-type="float" office:value="27544564" calcext:value-type="float">
            <text:p>27544564</text:p>
          </table:table-cell>
          <table:table-cell table:style-name="ce7" office:value-type="float" office:value="62269515" calcext:value-type="float">
            <text:p>62269515</text:p>
          </table:table-cell>
          <table:table-cell table:style-name="ce7" office:value-type="float" office:value="42584807" calcext:value-type="float">
            <text:p>42584807</text:p>
          </table:table-cell>
          <table:table-cell table:style-name="ce7" office:value-type="float" office:value="115094313" calcext:value-type="float">
            <text:p>115094313</text:p>
          </table:table-cell>
          <table:table-cell table:style-name="ce7" office:value-type="float" office:value="126778190" calcext:value-type="float">
            <text:p>126778190</text:p>
          </table:table-cell>
          <table:table-cell table:style-name="ce7" office:value-type="float" office:value="165229056" calcext:value-type="float">
            <text:p>165229056</text:p>
          </table:table-cell>
          <table:table-cell table:number-columns-repeated="1015"/>
        </table:table-row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8" office:value-type="string" calcext:value-type="string">
            <text:p>CHPP_SDS_3002.mzML</text:p>
          </table:table-cell>
          <table:table-cell table:style-name="ce8" office:value-type="string" calcext:value-type="string">
            <text:p>GRAIN_DEVELOPMENT_Z71_3.mzML</text:p>
          </table:table-cell>
          <table:table-cell table:style-name="ce8" office:value-type="string" calcext:value-type="string">
            <text:p>STEM_12.mzML</text:p>
          </table:table-cell>
          <table:table-cell table:style-name="ce8" office:value-type="string" calcext:value-type="string">
            <text:p>18185_REP2_4pmol_UPS2_IDA_1.mzML</text:p>
          </table:table-cell>
          <table:table-cell table:style-name="ce8" office:value-type="string" calcext:value-type="string">
            <text:p>POLLEN_2.mzML</text:p>
          </table:table-cell>
          <table:table-cell table:style-name="ce8" office:value-type="string" calcext:value-type="string">
            <text:p>Sheppard_Werner_RNAPORF145_09.mzML</text:p>
          </table:table-cell>
          <table:table-cell table:style-name="ce8" office:value-type="string" calcext:value-type="string">
            <text:p>Sheppard_Werner_RNAPORF145_06.mzML</text:p>
          </table:table-cell>
          <table:table-cell table:style-name="ce8" office:value-type="string" calcext:value-type="string">
            <text:p>Sheppard_Werner_RNAPORF145_03.mzML</text:p>
          </table:table-cell>
          <table:table-cell table:number-columns-repeated="11"/>
          <table:table-cell table:style-name="ce8"/>
          <table:table-cell table:number-columns-repeated="1003"/>
        </table:table-row>
        <table:table-row table:style-name="ro1">
          <table:table-cell table:style-name="ce3" office:value-type="string" calcext:value-type="string">
            <text:p>Conversion Time (s)</text:p>
          </table:table-cell>
          <table:table-cell table:style-name="ce9" table:number-columns-repeated="8"/>
          <table:table-cell table:style-name="ce10" table:number-columns-repeated="1015"/>
        </table:table-row>
        <table:table-row table:style-name="ro1">
          <table:table-cell office:value-type="string" calcext:value-type="string">
            <text:p>mz5</text:p>
          </table:table-cell>
          <table:table-cell office:value-type="float" office:value="7.119" calcext:value-type="float">
            <text:p>7.119</text:p>
          </table:table-cell>
          <table:table-cell office:value-type="float" office:value="8.2086" calcext:value-type="float">
            <text:p>8.2086</text:p>
          </table:table-cell>
          <table:table-cell office:value-type="float" office:value="12.591" calcext:value-type="float">
            <text:p>12.591</text:p>
          </table:table-cell>
          <table:table-cell office:value-type="float" office:value="17.3288" calcext:value-type="float">
            <text:p>17.3288</text:p>
          </table:table-cell>
          <table:table-cell office:value-type="float" office:value="15.2257" calcext:value-type="float">
            <text:p>15.2257</text:p>
          </table:table-cell>
          <table:table-cell office:value-type="float" office:value="13.5798" calcext:value-type="float">
            <text:p>13.5798</text:p>
          </table:table-cell>
          <table:table-cell office:value-type="float" office:value="14.2867" calcext:value-type="float">
            <text:p>14.2867</text:p>
          </table:table-cell>
          <table:table-cell office:value-type="float" office:value="19.1909" calcext:value-type="float">
            <text:p>19.19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zTree (pre nodepoints)</text:p>
          </table:table-cell>
          <table:table-cell office:value-type="float" office:value="42.9195" calcext:value-type="float">
            <text:p>42.9195</text:p>
          </table:table-cell>
          <table:table-cell office:value-type="float" office:value="152.9894" calcext:value-type="float">
            <text:p>152.9894</text:p>
          </table:table-cell>
          <table:table-cell office:value-type="float" office:value="127.8309" calcext:value-type="float">
            <text:p>127.8309</text:p>
          </table:table-cell>
          <table:table-cell office:value-type="float" office:value="293.9209" calcext:value-type="float">
            <text:p>293.9209</text:p>
          </table:table-cell>
          <table:table-cell office:value-type="float" office:value="197.2808" calcext:value-type="float">
            <text:p>197.2808</text:p>
          </table:table-cell>
          <table:table-cell office:value-type="float" office:value="519.0703" calcext:value-type="float">
            <text:p>519.0703</text:p>
          </table:table-cell>
          <table:table-cell office:value-type="float" office:value="549.0125" calcext:value-type="float">
            <text:p>549.0125</text:p>
          </table:table-cell>
          <table:table-cell office:value-type="float" office:value="708.0173" calcext:value-type="float">
            <text:p>708.01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zTree</text:p>
          </table:table-cell>
          <table:table-cell office:value-type="float" office:value="16.3547" calcext:value-type="float">
            <text:p>16.3547</text:p>
          </table:table-cell>
          <table:table-cell office:value-type="float" office:value="53.234" calcext:value-type="float">
            <text:p>53.234</text:p>
          </table:table-cell>
          <table:table-cell office:value-type="float" office:value="45.4401" calcext:value-type="float">
            <text:p>45.4401</text:p>
          </table:table-cell>
          <table:table-cell office:value-type="float" office:value="118.403" calcext:value-type="float">
            <text:p>118.403</text:p>
          </table:table-cell>
          <table:table-cell office:value-type="float" office:value="82.7536" calcext:value-type="float">
            <text:p>82.7536</text:p>
          </table:table-cell>
          <table:table-cell office:value-type="float" office:value="225.3734" calcext:value-type="float">
            <text:p>225.3734</text:p>
          </table:table-cell>
          <table:table-cell office:value-type="float" office:value="216.9926" calcext:value-type="float">
            <text:p>216.9926</text:p>
          </table:table-cell>
          <table:table-cell office:value-type="float" office:value="310.0263" calcext:value-type="float">
            <text:p>310.026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ize on Disk (MB)</text:p>
          </table:table-cell>
          <table:table-cell table:style-name="ce10" table:number-columns-repeated="1023"/>
        </table:table-row>
        <table:table-row table:style-name="ro1">
          <table:table-cell office:value-type="string" calcext:value-type="string">
            <text:p>mzML</text:p>
          </table:table-cell>
          <table:table-cell office:value-type="float" office:value="648" calcext:value-type="float">
            <text:p>648</text:p>
          </table:table-cell>
          <table:table-cell office:value-type="float" office:value="789" calcext:value-type="float">
            <text:p>789</text:p>
          </table:table-cell>
          <table:table-cell office:value-type="float" office:value="1102" calcext:value-type="float">
            <text:p>1102</text:p>
          </table:table-cell>
          <table:table-cell office:value-type="float" office:value="1240" calcext:value-type="float">
            <text:p>1240</text:p>
          </table:table-cell>
          <table:table-cell office:value-type="float" office:value="1450" calcext:value-type="float">
            <text:p>1450</text:p>
          </table:table-cell>
          <table:table-cell office:value-type="float" office:value="1881" calcext:value-type="float">
            <text:p>1881</text:p>
          </table:table-cell>
          <table:table-cell office:value-type="float" office:value="2088" calcext:value-type="float">
            <text:p>2088</text:p>
          </table:table-cell>
          <table:table-cell office:value-type="float" office:value="2675" calcext:value-type="float">
            <text:p>26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z5</text:p>
          </table:table-cell>
          <table:table-cell office:value-type="float" office:value="521" calcext:value-type="float">
            <text:p>521</text:p>
          </table:table-cell>
          <table:table-cell office:value-type="float" office:value="620" calcext:value-type="float">
            <text:p>620</text:p>
          </table:table-cell>
          <table:table-cell office:value-type="float" office:value="849" calcext:value-type="float">
            <text:p>849</text:p>
          </table:table-cell>
          <table:table-cell office:value-type="float" office:value="992" calcext:value-type="float">
            <text:p>992</text:p>
          </table:table-cell>
          <table:table-cell office:value-type="float" office:value="1105" calcext:value-type="float">
            <text:p>1105</text:p>
          </table:table-cell>
          <table:table-cell office:value-type="float" office:value="1418" calcext:value-type="float">
            <text:p>1418</text:p>
          </table:table-cell>
          <table:table-cell office:value-type="float" office:value="1577" calcext:value-type="float">
            <text:p>1577</text:p>
          </table:table-cell>
          <table:table-cell office:value-type="float" office:value="2014" calcext:value-type="float">
            <text:p>20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zTree (pre nodepoints)</text:p>
          </table:table-cell>
          <table:table-cell table:style-name="ce7" office:value-type="float" office:value="496" calcext:value-type="float">
            <text:p>496</text:p>
          </table:table-cell>
          <table:table-cell table:style-name="ce7" office:value-type="float" office:value="1839" calcext:value-type="float">
            <text:p>1839</text:p>
          </table:table-cell>
          <table:table-cell table:style-name="ce7" office:value-type="float" office:value="1529" calcext:value-type="float">
            <text:p>1529</text:p>
          </table:table-cell>
          <table:table-cell table:style-name="ce7" office:value-type="float" office:value="3563" calcext:value-type="float">
            <text:p>3563</text:p>
          </table:table-cell>
          <table:table-cell table:style-name="ce7" office:value-type="float" office:value="2407" calcext:value-type="float">
            <text:p>2407</text:p>
          </table:table-cell>
          <table:table-cell table:style-name="ce7" office:value-type="float" office:value="6412" calcext:value-type="float">
            <text:p>6412</text:p>
          </table:table-cell>
          <table:table-cell table:style-name="ce7" office:value-type="float" office:value="6990" calcext:value-type="float">
            <text:p>6990</text:p>
          </table:table-cell>
          <table:table-cell table:style-name="ce7" office:value-type="float" office:value="8889" calcext:value-type="float">
            <text:p>88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zTree</text:p>
          </table:table-cell>
          <table:table-cell table:style-name="ce7" table:formula="of:=ROUND((43065344 + 203332776) / 1000000)" office:value-type="float" office:value="246" calcext:value-type="float">
            <text:p>246</text:p>
          </table:table-cell>
          <table:table-cell table:style-name="ce7" table:formula="of:=ROUND((145129472 + 745733568) / 1000000)" office:value-type="float" office:value="891" calcext:value-type="float">
            <text:p>891</text:p>
          </table:table-cell>
          <table:table-cell table:style-name="ce7" table:formula="of:=ROUND((136728576 + 661069536) / 1000000)" office:value-type="float" office:value="798" calcext:value-type="float">
            <text:p>798</text:p>
          </table:table-cell>
          <table:table-cell table:style-name="ce7" table:formula="of:=ROUND((447877120 + 1494468360) / 1000000)" office:value-type="float" office:value="1942" calcext:value-type="float">
            <text:p>1942</text:p>
          </table:table-cell>
          <table:table-cell table:style-name="ce7" table:formula="of:=ROUND((380706816 + 1022035368) / 1000000)" office:value-type="float" office:value="1403" calcext:value-type="float">
            <text:p>1403</text:p>
          </table:table-cell>
          <table:table-cell table:style-name="ce7" table:formula="of:=ROUND((665952256 + 2762263512) / 1000000)" office:value-type="float" office:value="3428" calcext:value-type="float">
            <text:p>3428</text:p>
          </table:table-cell>
          <table:table-cell table:style-name="ce7" table:formula="of:=ROUND((716251136 + 3042676560) / 1000000)" office:value-type="float" office:value="3759" calcext:value-type="float">
            <text:p>3759</text:p>
          </table:table-cell>
          <table:table-cell table:style-name="ce7" table:formula="of:=ROUND((1422163968 + 3965497344) / 1000000)" office:value-type="float" office:value="5388" calcext:value-type="float">
            <text:p>5388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4" office:value-type="string" calcext:value-type="string">
            <text:p>mzDB</text:p>
          </table:table-cell>
          <table:table-cell table:style-name="ce4" table:number-columns-repeated="8"/>
          <table:table-cell table:number-columns-repeated="1015"/>
        </table:table-row>
        <table:table-row table:style-name="ro1">
          <table:table-cell table:style-name="ce5" table:number-columns-repeated="1024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8" office:value-type="string" calcext:value-type="string">
            <text:p>D1_Control4_TechRep_1.raw</text:p>
          </table:table-cell>
          <table:table-cell table:style-name="ce8" office:value-type="string" calcext:value-type="string">
            <text:p>Singer_BGWC_8plex_04_9May13_Methow_13-02-13.raw</text:p>
          </table:table-cell>
          <table:table-cell table:style-name="ce8" office:value-type="string" calcext:value-type="string">
            <text:p>PaMA150528_J4-3_Q1468.raw</text:p>
          </table:table-cell>
          <table:table-cell table:style-name="ce8" office:value-type="string" calcext:value-type="string">
            <text:p>140924_12.raw</text:p>
          </table:table-cell>
          <table:table-cell table:style-name="ce8" office:value-type="string" calcext:value-type="string">
            <text:p>140924_11.raw</text:p>
          </table:table-cell>
          <table:table-cell table:style-name="ce8" office:value-type="string" calcext:value-type="string">
            <text:p>PaMA150528_J8-3_Q1262_150713163831.raw</text:p>
          </table:table-cell>
          <table:table-cell table:style-name="ce8" office:value-type="string" calcext:value-type="string">
            <text:p>PaMA150528_J7-2_Q1475.ra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 Points</text:p>
          </table:table-cell>
          <table:table-cell office:value-type="float" office:value="43580411" calcext:value-type="float">
            <text:p>43580411</text:p>
          </table:table-cell>
          <table:table-cell office:value-type="float" office:value="62273448" calcext:value-type="float">
            <text:p>62273448</text:p>
          </table:table-cell>
          <table:table-cell office:value-type="float" office:value="116570459" calcext:value-type="float">
            <text:p>116570459</text:p>
          </table:table-cell>
          <table:table-cell office:value-type="float" office:value="132049899" calcext:value-type="float">
            <text:p>132049899</text:p>
          </table:table-cell>
          <table:table-cell office:value-type="float" office:value="154225998" calcext:value-type="float">
            <text:p>154225998</text:p>
          </table:table-cell>
          <table:table-cell office:value-type="float" office:value="175445438" calcext:value-type="float">
            <text:p>175445438</text:p>
          </table:table-cell>
          <table:table-cell office:value-type="float" office:value="173055531" calcext:value-type="float">
            <text:p>1730555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zDB conversion time</text:p>
          </table:table-cell>
          <table:table-cell office:value-type="float" office:value="23.28994682" calcext:value-type="float">
            <text:p>23.28994682</text:p>
          </table:table-cell>
          <table:table-cell office:value-type="float" office:value="37.82124563" calcext:value-type="float">
            <text:p>37.82124563</text:p>
          </table:table-cell>
          <table:table-cell office:value-type="float" office:value="47.69879875" calcext:value-type="float">
            <text:p>47.69879875</text:p>
          </table:table-cell>
          <table:table-cell office:value-type="float" office:value="39.93342795" calcext:value-type="float">
            <text:p>39.93342795</text:p>
          </table:table-cell>
          <table:table-cell office:value-type="float" office:value="36.5467363" calcext:value-type="float">
            <text:p>36.5467363</text:p>
          </table:table-cell>
          <table:table-cell office:value-type="float" office:value="74.19020177" calcext:value-type="float">
            <text:p>74.19020177</text:p>
          </table:table-cell>
          <table:table-cell office:value-type="float" office:value="79.08835356" calcext:value-type="float">
            <text:p>79.088353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zDB size on disk</text:p>
          </table:table-cell>
          <table:table-cell office:value-type="float" office:value="189" calcext:value-type="float">
            <text:p>189</text:p>
          </table:table-cell>
          <table:table-cell office:value-type="float" office:value="244" calcext:value-type="float">
            <text:p>244</text:p>
          </table:table-cell>
          <table:table-cell office:value-type="float" office:value="423" calcext:value-type="float">
            <text:p>423</text:p>
          </table:table-cell>
          <table:table-cell office:value-type="float" office:value="396" calcext:value-type="float">
            <text:p>396</text:p>
          </table:table-cell>
          <table:table-cell office:value-type="float" office:value="429" calcext:value-type="float">
            <text:p>429</text:p>
          </table:table-cell>
          <table:table-cell office:value-type="float" office:value="557" calcext:value-type="float">
            <text:p>557</text:p>
          </table:table-cell>
          <table:table-cell office:value-type="float" office:value="589" calcext:value-type="float">
            <text:p>589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12:13:20.441944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0:58:23.480253022</meta:creation-date>
    <dc:date>2017-06-02T12:48:38.826541839</dc:date>
    <meta:editing-duration>PT4H19M47S</meta:editing-duration>
    <meta:editing-cycles>13</meta:editing-cycles>
    <meta:generator>LibreOffice/5.1.6.2$Linux_X86_64 LibreOffice_project/10m0$Build-2</meta:generator>
    <meta:document-statistic meta:table-count="1" meta:cell-count="1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style:font-size-asian="13pt" style:font-size-complex="13pt"/>
    </style:style>
    <style:style style:name="ch3" style:family="chart">
      <style:graphic-properties svg:stroke-color="#2c001e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745cm" svg:height="14.556cm" xlink:href=".." xlink:type="simple" chart:class="chart:scatter" chart:style-name="ch1">
        <chart:title svg:x="8.884cm" svg:y="0.286cm" chart:style-name="ch2">
          <text:p>Conversion Time</text:p>
        </chart:title>
        <chart:legend svg:x="3.857cm" svg:y="2.836cm" style:legend-expansion="custom" chartooo:width="2.065cm" chartooo:height="3.022cm" style:legend-expansion-aspect-ratio="0.683322303110523" chart:style-name="ch3"/>
        <chart:plot-area chart:style-name="ch4" table:cell-range-address="Sheet1.B3:Sheet1.I3 Sheet1.A7:Sheet1.I7 Sheet1.A9:Sheet1.I9 Sheet1.A17:Sheet1.A17 Sheet1.B21:Sheet1.H21" chart:data-source-has-labels="column" svg:x="1.872cm" svg:y="1.936cm" svg:width="21.399cm" svg:height="10.961cm">
          <chartooo:coordinate-region svg:x="2.679cm" svg:y="2.136cm" svg:width="19.849cm" svg:height="10.114cm"/>
          <chart:axis chart:dimension="x" chart:name="primary-x" chart:style-name="ch5">
            <chart:title svg:x="10.273cm" svg:y="13.189cm" chart:style-name="ch6">
              <text:p>Number of Points</text:p>
            </chart:title>
          </chart:axis>
          <chart:axis chart:dimension="y" chart:name="primary-y" chart:style-name="ch7">
            <chart:title svg:x="0.451cm" svg:y="8.55cm" chart:style-name="ch8">
              <text:p>Time (s)</text:p>
            </chart:title>
            <chart:grid chart:style-name="ch9" chart:class="major"/>
          </chart:axis>
          <chart:series chart:style-name="ch10" chart:values-cell-range-address="Sheet1.B7:Sheet1.I7" chart:label-cell-address="Sheet1.A7:Sheet1.A7" chart:class="chart:scatter">
            <chart:domain table:cell-range-address="Sheet1.B3:Sheet1.I3"/>
            <chart:data-point chart:repeated="8"/>
          </chart:series>
          <chart:series chart:style-name="ch11" chart:values-cell-range-address="Sheet1.B9:Sheet1.I9" chart:label-cell-address="Sheet1.A9:Sheet1.A9" chart:class="chart:scatter">
            <chart:data-point chart:repeated="8"/>
          </chart:series>
          <chart:series chart:style-name="ch12" chart:values-cell-range-address="Sheet1.B21:Sheet1.H21" chart:label-cell-address="Sheet1.A17:Sheet1.A17" chart:class="chart:scatter">
            <chart:domain table:cell-range-address="Sheet1.B20:Sheet1.H20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472199">
                <text:p>8472199</text:p>
                <draw:g>
                  <svg:desc>Sheet1.B3:Sheet1.I3</svg:desc>
                </draw:g>
              </table:table-cell>
              <table:table-cell office:value-type="float" office:value="31072232">
                <text:p>31072232</text:p>
              </table:table-cell>
              <table:table-cell office:value-type="float" office:value="27544564">
                <text:p>27544564</text:p>
              </table:table-cell>
              <table:table-cell office:value-type="float" office:value="62269515">
                <text:p>62269515</text:p>
              </table:table-cell>
              <table:table-cell office:value-type="float" office:value="42584807">
                <text:p>42584807</text:p>
              </table:table-cell>
              <table:table-cell office:value-type="float" office:value="115094313">
                <text:p>115094313</text:p>
              </table:table-cell>
              <table:table-cell office:value-type="float" office:value="126778190">
                <text:p>126778190</text:p>
              </table:table-cell>
              <table:table-cell office:value-type="float" office:value="165229056">
                <text:p>165229056</text:p>
              </table:table-cell>
            </table:table-row>
            <table:table-row>
              <table:table-cell office:value-type="string">
                <text:p>mz5</text:p>
                <draw:g>
                  <svg:desc>Sheet1.A7:Sheet1.A7</svg:desc>
                </draw:g>
              </table:table-cell>
              <table:table-cell office:value-type="float" office:value="7.119">
                <text:p>7.119</text:p>
                <draw:g>
                  <svg:desc>Sheet1.B7:Sheet1.I7</svg:desc>
                </draw:g>
              </table:table-cell>
              <table:table-cell office:value-type="float" office:value="8.2086">
                <text:p>8.2086</text:p>
              </table:table-cell>
              <table:table-cell office:value-type="float" office:value="12.591">
                <text:p>12.591</text:p>
              </table:table-cell>
              <table:table-cell office:value-type="float" office:value="17.3288">
                <text:p>17.3288</text:p>
              </table:table-cell>
              <table:table-cell office:value-type="float" office:value="15.2257">
                <text:p>15.2257</text:p>
              </table:table-cell>
              <table:table-cell office:value-type="float" office:value="13.5798">
                <text:p>13.5798</text:p>
              </table:table-cell>
              <table:table-cell office:value-type="float" office:value="14.2867">
                <text:p>14.2867</text:p>
              </table:table-cell>
              <table:table-cell office:value-type="float" office:value="19.1909">
                <text:p>19.1909</text:p>
              </table:table-cell>
            </table:table-row>
            <table:table-row>
              <table:table-cell office:value-type="string">
                <text:p>MzTree</text:p>
                <draw:g>
                  <svg:desc>Sheet1.A9:Sheet1.A9</svg:desc>
                </draw:g>
              </table:table-cell>
              <table:table-cell office:value-type="float" office:value="16.3547">
                <text:p>16.3547</text:p>
                <draw:g>
                  <svg:desc>Sheet1.B9:Sheet1.I9</svg:desc>
                </draw:g>
              </table:table-cell>
              <table:table-cell office:value-type="float" office:value="53.234">
                <text:p>53.234</text:p>
              </table:table-cell>
              <table:table-cell office:value-type="float" office:value="45.4401">
                <text:p>45.4401</text:p>
              </table:table-cell>
              <table:table-cell office:value-type="float" office:value="118.403">
                <text:p>118.403</text:p>
              </table:table-cell>
              <table:table-cell office:value-type="float" office:value="82.7536">
                <text:p>82.7536</text:p>
              </table:table-cell>
              <table:table-cell office:value-type="float" office:value="225.3734">
                <text:p>225.3734</text:p>
              </table:table-cell>
              <table:table-cell office:value-type="float" office:value="216.9926">
                <text:p>216.9926</text:p>
              </table:table-cell>
              <table:table-cell office:value-type="float" office:value="310.0263">
                <text:p>310.0263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43580411">
                <text:p>43580411</text:p>
                <draw:g>
                  <svg:desc>Sheet1.B20:Sheet1.H20</svg:desc>
                </draw:g>
              </table:table-cell>
              <table:table-cell office:value-type="float" office:value="62273448">
                <text:p>62273448</text:p>
              </table:table-cell>
              <table:table-cell office:value-type="float" office:value="116570459">
                <text:p>116570459</text:p>
              </table:table-cell>
              <table:table-cell office:value-type="float" office:value="132049899">
                <text:p>132049899</text:p>
              </table:table-cell>
              <table:table-cell office:value-type="float" office:value="154225998">
                <text:p>154225998</text:p>
              </table:table-cell>
              <table:table-cell office:value-type="float" office:value="175445438">
                <text:p>175445438</text:p>
              </table:table-cell>
              <table:table-cell office:value-type="float" office:value="173055531">
                <text:p>173055531</text:p>
              </table:table-cell>
            </table:table-row>
            <table:table-row>
              <table:table-cell office:value-type="string">
                <text:p>mzDB</text:p>
                <draw:g>
                  <svg:desc>Sheet1.A17:Sheet1.A17</svg:desc>
                </draw:g>
              </table:table-cell>
              <table:table-cell office:value-type="float" office:value="23.28994682">
                <text:p>23.28994682</text:p>
                <draw:g>
                  <svg:desc>Sheet1.B21:Sheet1.H21</svg:desc>
                </draw:g>
              </table:table-cell>
              <table:table-cell office:value-type="float" office:value="37.82124563">
                <text:p>37.82124563</text:p>
              </table:table-cell>
              <table:table-cell office:value-type="float" office:value="47.69879875">
                <text:p>47.69879875</text:p>
              </table:table-cell>
              <table:table-cell office:value-type="float" office:value="39.93342795">
                <text:p>39.93342795</text:p>
              </table:table-cell>
              <table:table-cell office:value-type="float" office:value="36.5467363">
                <text:p>36.5467363</text:p>
              </table:table-cell>
              <table:table-cell office:value-type="float" office:value="74.19020177">
                <text:p>74.19020177</text:p>
              </table:table-cell>
              <table:table-cell office:value-type="float" office:value="79.08835356">
                <text:p>79.088353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svg:stroke-color="#2c001e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745cm" svg:height="14.397cm" xlink:href=".." xlink:type="simple" chart:class="chart:scatter" chart:row-mapping="1 3 2" chart:style-name="ch1">
        <chart:title svg:x="9.721cm" svg:y="0.422cm" chart:style-name="ch2">
          <text:p>Size on Disk</text:p>
        </chart:title>
        <chart:legend svg:x="3.902cm" svg:y="2.33cm" style:legend-expansion="custom" chartooo:width="2.583cm" chartooo:height="3.33cm" style:legend-expansion-aspect-ratio="0.775675675675676" chart:style-name="ch3"/>
        <chart:plot-area chart:style-name="ch4" table:cell-range-address="Sheet1.B3:Sheet1.I3 Sheet1.A12:Sheet1.I13 Sheet1.A15:Sheet1.I15 Sheet1.A17:Sheet1.A17 Sheet1.B22:Sheet1.H22" chart:data-source-has-labels="column" svg:x="1.539cm" svg:y="1.49cm" svg:width="21.508cm" svg:height="11.638cm">
          <chartooo:coordinate-region svg:x="2.531cm" svg:y="1.689cm" svg:width="19.773cm" svg:height="10.792cm"/>
          <chart:axis chart:dimension="x" chart:name="primary-x" chart:style-name="ch5">
            <chart:title svg:x="9.995cm" svg:y="13.416cm" chart:style-name="ch6">
              <text:p>Number of Points</text:p>
            </chart:title>
          </chart:axis>
          <chart:axis chart:dimension="y" chart:name="primary-y" chart:style-name="ch7">
            <chart:title svg:x="0.118cm" svg:y="9.687cm" chart:style-name="ch8">
              <text:p>Size on Disk (MB)</text:p>
            </chart:title>
            <chart:grid chart:style-name="ch9" chart:class="major"/>
          </chart:axis>
          <chart:series chart:style-name="ch10" chart:values-cell-range-address="Sheet1.B12:Sheet1.I12" chart:label-cell-address="Sheet1.A12:Sheet1.A12" chart:class="chart:scatter">
            <chart:domain table:cell-range-address="Sheet1.B3:Sheet1.I3"/>
            <chart:data-point chart:repeated="8"/>
          </chart:series>
          <chart:series chart:style-name="ch11" chart:values-cell-range-address="Sheet1.B15:Sheet1.I15" chart:label-cell-address="Sheet1.A15:Sheet1.A15" chart:class="chart:scatter">
            <chart:data-point chart:repeated="8"/>
          </chart:series>
          <chart:series chart:style-name="ch12" chart:values-cell-range-address="Sheet1.B22:Sheet1.H22" chart:label-cell-address="Sheet1.A17:Sheet1.A17" chart:class="chart:scatter">
            <chart:domain table:cell-range-address="Sheet1.B20:Sheet1.H20"/>
            <chart:data-point chart:repeated="7"/>
          </chart:series>
          <chart:series chart:style-name="ch13" chart:values-cell-range-address="Sheet1.B13:Sheet1.I13" chart:label-cell-address="Sheet1.A13:Sheet1.A13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8472199">
                <text:p>8472199</text:p>
                <draw:g>
                  <svg:desc>Sheet1.B3:Sheet1.I3</svg:desc>
                </draw:g>
              </table:table-cell>
              <table:table-cell office:value-type="float" office:value="31072232">
                <text:p>31072232</text:p>
              </table:table-cell>
              <table:table-cell office:value-type="float" office:value="27544564">
                <text:p>27544564</text:p>
              </table:table-cell>
              <table:table-cell office:value-type="float" office:value="62269515">
                <text:p>62269515</text:p>
              </table:table-cell>
              <table:table-cell office:value-type="float" office:value="42584807">
                <text:p>42584807</text:p>
              </table:table-cell>
              <table:table-cell office:value-type="float" office:value="115094313">
                <text:p>115094313</text:p>
              </table:table-cell>
              <table:table-cell office:value-type="float" office:value="126778190">
                <text:p>126778190</text:p>
              </table:table-cell>
              <table:table-cell office:value-type="float" office:value="165229056">
                <text:p>165229056</text:p>
              </table:table-cell>
            </table:table-row>
            <table:table-row>
              <table:table-cell office:value-type="string">
                <text:p>mzML</text:p>
                <draw:g>
                  <svg:desc>Sheet1.A12:Sheet1.A12</svg:desc>
                </draw:g>
              </table:table-cell>
              <table:table-cell office:value-type="float" office:value="648">
                <text:p>648</text:p>
                <draw:g>
                  <svg:desc>Sheet1.B12:Sheet1.I12</svg:desc>
                </draw:g>
              </table:table-cell>
              <table:table-cell office:value-type="float" office:value="789">
                <text:p>789</text:p>
              </table:table-cell>
              <table:table-cell office:value-type="float" office:value="1102">
                <text:p>1102</text:p>
              </table:table-cell>
              <table:table-cell office:value-type="float" office:value="1240">
                <text:p>1240</text:p>
              </table:table-cell>
              <table:table-cell office:value-type="float" office:value="1450">
                <text:p>1450</text:p>
              </table:table-cell>
              <table:table-cell office:value-type="float" office:value="1881">
                <text:p>1881</text:p>
              </table:table-cell>
              <table:table-cell office:value-type="float" office:value="2088">
                <text:p>2088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MzTree</text:p>
                <draw:g>
                  <svg:desc>Sheet1.A15:Sheet1.A15</svg:desc>
                </draw:g>
              </table:table-cell>
              <table:table-cell office:value-type="float" office:value="246">
                <text:p>246</text:p>
                <draw:g>
                  <svg:desc>Sheet1.B15:Sheet1.I15</svg:desc>
                </draw:g>
              </table:table-cell>
              <table:table-cell office:value-type="float" office:value="891">
                <text:p>891</text:p>
              </table:table-cell>
              <table:table-cell office:value-type="float" office:value="798">
                <text:p>798</text:p>
              </table:table-cell>
              <table:table-cell office:value-type="float" office:value="1942">
                <text:p>1942</text:p>
              </table:table-cell>
              <table:table-cell office:value-type="float" office:value="1403">
                <text:p>1403</text:p>
              </table:table-cell>
              <table:table-cell office:value-type="float" office:value="3428">
                <text:p>3428</text:p>
              </table:table-cell>
              <table:table-cell office:value-type="float" office:value="3759">
                <text:p>3759</text:p>
              </table:table-cell>
              <table:table-cell office:value-type="float" office:value="5388">
                <text:p>5388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43580411">
                <text:p>43580411</text:p>
                <draw:g>
                  <svg:desc>Sheet1.B20:Sheet1.H20</svg:desc>
                </draw:g>
              </table:table-cell>
              <table:table-cell office:value-type="float" office:value="62273448">
                <text:p>62273448</text:p>
              </table:table-cell>
              <table:table-cell office:value-type="float" office:value="116570459">
                <text:p>116570459</text:p>
              </table:table-cell>
              <table:table-cell office:value-type="float" office:value="132049899">
                <text:p>132049899</text:p>
              </table:table-cell>
              <table:table-cell office:value-type="float" office:value="154225998">
                <text:p>154225998</text:p>
              </table:table-cell>
              <table:table-cell office:value-type="float" office:value="175445438">
                <text:p>175445438</text:p>
              </table:table-cell>
              <table:table-cell office:value-type="float" office:value="173055531">
                <text:p>173055531</text:p>
              </table:table-cell>
            </table:table-row>
            <table:table-row>
              <table:table-cell office:value-type="string">
                <text:p>mzDB</text:p>
                <draw:g>
                  <svg:desc>Sheet1.A17:Sheet1.A17</svg:desc>
                </draw:g>
              </table:table-cell>
              <table:table-cell office:value-type="float" office:value="189">
                <text:p>189</text:p>
                <draw:g>
                  <svg:desc>Sheet1.B22:Sheet1.H22</svg:desc>
                </draw:g>
              </table:table-cell>
              <table:table-cell office:value-type="float" office:value="244">
                <text:p>244</text:p>
              </table:table-cell>
              <table:table-cell office:value-type="float" office:value="423">
                <text:p>423</text:p>
              </table:table-cell>
              <table:table-cell office:value-type="float" office:value="396">
                <text:p>396</text:p>
              </table:table-cell>
              <table:table-cell office:value-type="float" office:value="429">
                <text:p>429</text:p>
              </table:table-cell>
              <table:table-cell office:value-type="float" office:value="557">
                <text:p>55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mz5</text:p>
                <draw:g>
                  <svg:desc>Sheet1.A13:Sheet1.A13</svg:desc>
                </draw:g>
              </table:table-cell>
              <table:table-cell office:value-type="float" office:value="521">
                <text:p>521</text:p>
                <draw:g>
                  <svg:desc>Sheet1.B13:Sheet1.I13</svg:desc>
                </draw:g>
              </table:table-cell>
              <table:table-cell office:value-type="float" office:value="620">
                <text:p>620</text:p>
              </table:table-cell>
              <table:table-cell office:value-type="float" office:value="849">
                <text:p>849</text:p>
              </table:table-cell>
              <table:table-cell office:value-type="float" office:value="992">
                <text:p>992</text:p>
              </table:table-cell>
              <table:table-cell office:value-type="float" office:value="1105">
                <text:p>1105</text:p>
              </table:table-cell>
              <table:table-cell office:value-type="float" office:value="1418">
                <text:p>1418</text:p>
              </table:table-cell>
              <table:table-cell office:value-type="float" office:value="1577">
                <text:p>1577</text:p>
              </table:table-cell>
              <table:table-cell office:value-type="float" office:value="2014">
                <text:p>20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